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10099"/>
    <style:style style:name="ce3" style:family="table-cell" style:parent-style-name="Default" style:data-style-name="N99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76ers2006</text:p>
          </table:table-cell>
          <table:table-cell office:value-type="string" calcext:value-type="string">
            <text:p>76ers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AVERAGE([.G1];[.I1];[.K1];[.M1];[.O1])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, Willi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ney, Rodn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goudola, And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lembert, Samue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unter, Steve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6ers2007</text:p>
          </table:table-cell>
          <table:table-cell office:value-type="string" calcext:value-type="string">
            <text:p>76ers</text:p>
          </table:table-cell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78.4" calcext:value-type="float">
            <text:p>78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ller, And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, Will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goudola, And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oung, Thadde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lembert, Samue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6ers2008</text:p>
          </table:table-cell>
          <table:table-cell office:value-type="string" calcext:value-type="string">
            <text:p>76er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8.4" calcext:value-type="float">
            <text:p>78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ller, Andr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, Will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goudola, And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oung, Thadde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lembert, Samue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6ers2009</text:p>
          </table:table-cell>
          <table:table-cell office:value-type="string" calcext:value-type="string">
            <text:p>76ers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AVERAGE([.G4];[.I4];[.K4];[.M4];[.O4])" office:value-type="float" office:value="79.4" calcext:value-type="float">
            <text:p>79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oliday, Jru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houdola, And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oung, thaddeu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and, Elt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lembert, Samue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6ers2010</text:p>
          </table:table-cell>
          <table:table-cell office:value-type="string" calcext:value-type="string">
            <text:p>76ers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5];[.I5];[.K5];[.M5];[.O5])"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oliday, Jru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eeks, Jod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goudola, And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and, Elt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wes, Spencer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zers2006</text:p>
          </table:table-cell>
          <table:table-cell office:value-type="string" calcext:value-type="string">
            <text:p>blazers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6];[.I6];[.K6];[.M6];[.O6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ck, Jarre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y, Brand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doka, Im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andolph, Za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oel, Przybill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zers2007</text:p>
          </table:table-cell>
          <table:table-cell office:value-type="string" calcext:value-type="string">
            <text:p>blazer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7];[.I7];[.K7];[.M7];[.O7])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lake, Ste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y, Brand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bster, Martel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dridge, LaMarc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oel, Przybill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zers2008</text:p>
          </table:table-cell>
          <table:table-cell office:value-type="string" calcext:value-type="string">
            <text:p>blazers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AVERAGE([.G8];[.I8];[.K8];[.M8];[.O8])" office:value-type="float" office:value="80.2" calcext:value-type="float">
            <text:p>80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lake, Ste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y, Brand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um, Nicola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dridge, LaMarcu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Joel, Przybilla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zers2009</text:p>
          </table:table-cell>
          <table:table-cell office:value-type="string" calcext:value-type="string">
            <text:p>blazers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9];[.I9];[.K9];[.M9];[.O9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ller, Andr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ernandez, Rud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um, Nicola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dridge, LaMarc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mby, Marcu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zers2010</text:p>
          </table:table-cell>
          <table:table-cell office:value-type="string" calcext:value-type="string">
            <text:p>blazers</text:p>
          </table:table-cell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AVERAGE([.G10];[.I10];[.K10];[.M10];[.O10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ller, Andr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tthews, Wesle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llace, Geral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dridge, LaMarc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mby, Marcu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s2006</text:p>
          </table:table-cell>
          <table:table-cell office:value-type="string" calcext:value-type="string">
            <text:p>bucks</text:p>
          </table:table-cell>
          <table:table-cell office:value-type="float" office:value="2006" calcext:value-type="float">
            <text:p>200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formula="of:=AVERAGE([.G11];[.I11];[.K11];[.M11];[.O11])" office:value-type="float" office:value="77.4" calcext:value-type="float">
            <text:p>77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M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ell, Charli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tterson, Ruba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d, Michae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gut, Andrew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s2007</text:p>
          </table:table-cell>
          <table:table-cell office:value-type="string" calcext:value-type="string">
            <text:p>bucks</text:p>
          </table:table-cell>
          <table:table-cell office:value-type="float" office:value="2007" calcext:value-type="float">
            <text:p>2007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AVERAGE([.G12];[.I12];[.K12];[.M12];[.O12])" office:value-type="float" office:value="79.6" calcext:value-type="float">
            <text:p>79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M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edd, Michae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son, Desmon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i, Jianlia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gut, Andrew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s2008</text:p>
          </table:table-cell>
          <table:table-cell office:value-type="string" calcext:value-type="string">
            <text:p>bucks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G13];[.I13];[.K13];[.M13];[.O13])" office:value-type="float" office:value="78.2" calcext:value-type="float">
            <text:p>78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idnour, Luk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ssions, Ram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efferson, Richar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bag a Moute, Luc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lanueva, Charlie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s2009</text:p>
          </table:table-cell>
          <table:table-cell office:value-type="string" calcext:value-type="string">
            <text:p>bucks</text:p>
          </table:table-cell>
          <table:table-cell office:value-type="float" office:value="2009" calcext:value-type="float">
            <text:p>200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G14];[.I14];[.K14];[.M14];[.O14])" office:value-type="float" office:value="78.2" calcext:value-type="float">
            <text:p>78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ennings, Brand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lmons, Joh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fino, Carl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bag a Moute, Lu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omas, Kur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cks2010</text:p>
          </table:table-cell>
          <table:table-cell office:value-type="string" calcext:value-type="string">
            <text:p>bucks</text:p>
          </table:table-cell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AVERAGE([.G15];[.I15];[.K15];[.M15];[.O15])" office:value-type="float" office:value="78.8" calcext:value-type="float">
            <text:p>78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Jennings, Brand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lmons, Joh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fino, Carl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bag a Moute, Lu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gut, Andrew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lls2006</text:p>
          </table:table-cell>
          <table:table-cell office:value-type="string" calcext:value-type="string">
            <text:p>bulls</text:p>
          </table:table-cell>
          <table:table-cell office:value-type="float" office:value="2006" calcext:value-type="float">
            <text:p>2006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AVERAGE([.G16];[.I16];[.K16];[.M16];[.O16])"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nrich, Kir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rdon, B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ng, Lou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rown, P.J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llace, Be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lls2007</text:p>
          </table:table-cell>
          <table:table-cell office:value-type="string" calcext:value-type="string">
            <text:p>bulls</text:p>
          </table:table-cell>
          <table:table-cell office:value-type="float" office:value="2007" calcext:value-type="float">
            <text:p>200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AVERAGE([.G18];[.I17];[.K17];[.M17];[.O17])" office:value-type="float" office:value="78.6" calcext:value-type="float">
            <text:p>78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nrich, Kir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rdon, B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cioni, Andr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ng, Lou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ah, Joakim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lls2008</text:p>
          </table:table-cell>
          <table:table-cell office:value-type="string" calcext:value-type="string">
            <text:p>bulls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18];[.I18];[.K18];[.M18];[.O18])" office:value-type="float" office:value="78.6" calcext:value-type="float">
            <text:p>78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se, Derric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ordon, B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lmons, Joh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omas, Tyr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ah, Joakim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lls2009</text:p>
          </table:table-cell>
          <table:table-cell office:value-type="string" calcext:value-type="string">
            <text:p>bulls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19];[.I19];[.K19];[.M19];[.O19])" office:value-type="float" office:value="79.2" calcext:value-type="float">
            <text:p>79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se, Derrick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inrick, Kir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ng, Lo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ibson, Taj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ah, Joakim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ulls2010</text:p>
          </table:table-cell>
          <table:table-cell office:value-type="string" calcext:value-type="string">
            <text:p>bulls</text:p>
          </table:table-cell>
          <table:table-cell office:value-type="float" office:value="2010" calcext:value-type="float">
            <text:p>201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AVERAGE([.G20];[.I20];[.K20];[.M20];[.O20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se, Derrick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gans, Kei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ng, Lo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zer, Carl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ah, Joakim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s2006</text:p>
          </table:table-cell>
          <table:table-cell office:value-type="string" calcext:value-type="string">
            <text:p>cavaliers</text:p>
          </table:table-cell>
          <table:table-cell office:value-type="float" office:value="2006" calcext:value-type="float">
            <text:p>200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21];[.I21];[.K21];[.M21];[.O21])" office:value-type="float" office:value="81.2" calcext:value-type="float">
            <text:p>81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ughes, Lar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vlovic, Sash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es, LeBr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oden. Dre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lgauskas, Zydruna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s2007</text:p>
          </table:table-cell>
          <table:table-cell office:value-type="string" calcext:value-type="string">
            <text:p>cavaliers</text:p>
          </table:table-cell>
          <table:table-cell office:value-type="float" office:value="2007" calcext:value-type="float">
            <text:p>200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AVERAGE([.G22];[.I22];[.K22];[.M22];[.O22])" office:value-type="float" office:value="80.6" calcext:value-type="float">
            <text:p>80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st, Delon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zczerbiak, Wall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es, LeBr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llace, B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lgauskas, Zydruna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s2008</text:p>
          </table:table-cell>
          <table:table-cell office:value-type="string" calcext:value-type="string">
            <text:p>cavaliers</text:p>
          </table:table-cell>
          <table:table-cell office:value-type="float" office:value="2008" calcext:value-type="float">
            <text:p>200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AVERAGE([.G23];[.I23];[.K23];[.M23];[.O23])" office:value-type="float" office:value="79.6" calcext:value-type="float">
            <text:p>79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M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st, Delont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es, LeBr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arejo, Anders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lgauskas, Zydruna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s2009</text:p>
          </table:table-cell>
          <table:table-cell office:value-type="string" calcext:value-type="string">
            <text:p>cavaliers</text:p>
          </table:table-cell>
          <table:table-cell office:value-type="float" office:value="2009" calcext:value-type="float">
            <text:p>200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AVERAGE([.G24];[.I24];[.K24];[.M24];[.O24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M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ker, Antho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es, LeB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ison, Antaw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'Neal, Shaquill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valiers2010</text:p>
          </table:table-cell>
          <table:table-cell office:value-type="string" calcext:value-type="string">
            <text:p>cavaliers</text:p>
          </table:table-cell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AVERAGE([.G25];[.I25];[.K25];[.M25];[.O25])" office:value-type="float" office:value="78.4" calcext:value-type="float">
            <text:p>78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ssions, Ram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ker, Antho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ison, Antaw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ckson, J.J.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arejo, Anderso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tics2006</text:p>
          </table:table-cell>
          <table:table-cell office:value-type="string" calcext:value-type="string">
            <text:p>celtics</text:p>
          </table:table-cell>
          <table:table-cell office:value-type="float" office:value="2006" calcext:value-type="float">
            <text:p>2006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AVERAGE([.G26];[.I26];[.K26];[.M26];[.O26])" office:value-type="float" office:value="80.4" calcext:value-type="float">
            <text:p>80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est, Delon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erce, Pa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omes, Ry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kins, Kendric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fferson, A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tics2007</text:p>
          </table:table-cell>
          <table:table-cell office:value-type="string" calcext:value-type="string">
            <text:p>celtics</text:p>
          </table:table-cell>
          <table:table-cell office:value-type="float" office:value="2007" calcext:value-type="float">
            <text:p>200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formula="of:=AVERAGE([.G27];[.I27];[.K27];[.M27];[.O27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ndo, Raj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len, R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erce, Pau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rnett, Kev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kins, Kend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tics2008</text:p>
          </table:table-cell>
          <table:table-cell office:value-type="string" calcext:value-type="string">
            <text:p>celtics</text:p>
          </table:table-cell>
          <table:table-cell office:value-type="float" office:value="2008" calcext:value-type="float">
            <text:p>200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AVERAGE([.G28];[.I28];[.K28];[.M28];[.O28])" office:value-type="float" office:value="78.8" calcext:value-type="float">
            <text:p>78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ndo, Raj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len, R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erce, Pa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avis, Gl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kins, Kend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tics2009</text:p>
          </table:table-cell>
          <table:table-cell office:value-type="string" calcext:value-type="string">
            <text:p>celtics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29];[.I29];[.K29];[.M29];[.O29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ndo, Raj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len, R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erce, Pau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rnett, Kev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kins, Kend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eltics2010</text:p>
          </table:table-cell>
          <table:table-cell office:value-type="string" calcext:value-type="string">
            <text:p>celtics</text:p>
          </table:table-cell>
          <table:table-cell office:value-type="float" office:value="2010" calcext:value-type="float">
            <text:p>20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AVERAGE([.G30];[.I30];[.K30];[.M30];[.O30])" office:value-type="float" office:value="79.4" calcext:value-type="float">
            <text:p>79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ndo, Raj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len, R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ierce, Pau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rnett, Kevi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'Neal, Jermmain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ppers2006</text:p>
          </table:table-cell>
          <table:table-cell office:value-type="string" calcext:value-type="string">
            <text:p>clippers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G31];[.I31];[.K31];[.M31];[.O31])"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bley, Cutti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ss, Quint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ggatte, Core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and, Elto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man, Ch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ppers2007</text:p>
          </table:table-cell>
          <table:table-cell office:value-type="string" calcext:value-type="string">
            <text:p>clippers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AVERAGE([.G32];[.I32];[.K32];[.M32];[.O32])" office:value-type="float" office:value="78.4" calcext:value-type="float">
            <text:p>78.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night, Brev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oss, Quint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ggatte, Core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omas, Ti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man, Ch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ppers2008</text:p>
          </table:table-cell>
          <table:table-cell office:value-type="string" calcext:value-type="string">
            <text:p>clippers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AVERAGE([.G33];[.I33];[.K33];[.M33];[.O33])"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vis, Bar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rdon, Er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ornton, 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mby, Marcu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man, Ch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ppers2009</text:p>
          </table:table-cell>
          <table:table-cell office:value-type="string" calcext:value-type="string">
            <text:p>clippers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AVERAGE([.G34];[.I34];[.K34];[.M34];[.O34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vis, Bar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rdon, Er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tler, Rasu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ordan, DeAnd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aman, Ch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ppers2010</text:p>
          </table:table-cell>
          <table:table-cell office:value-type="string" calcext:value-type="string">
            <text:p>clippers</text:p>
          </table:table-cell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35];[.I35];[.K35];[.M35];[.O35])" office:value-type="float" office:value="78.6" calcext:value-type="float">
            <text:p>78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edsoe, Eri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rdon, Er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es, Ry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riffin, Blak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ordan, DeAndr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ies2006</text:p>
          </table:table-cell>
          <table:table-cell office:value-type="string" calcext:value-type="string">
            <text:p>grizzlies</text:p>
          </table:table-cell>
          <table:table-cell office:value-type="float" office:value="2006" calcext:value-type="float">
            <text:p>200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AVERAGE([.G36];[.I36];[.K36];[.M36];[.O36])"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oudamire, Dam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ller, Mi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y, Rud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rrick, Haki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asol, Pau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ies2007</text:p>
          </table:table-cell>
          <table:table-cell office:value-type="string" calcext:value-type="string">
            <text:p>grizzlies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AVERAGE([.G37];[.I37];[.K37];[.M37];[.O37])" office:value-type="float" office:value="78.4" calcext:value-type="float">
            <text:p>78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ley, Mik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varro, Juan Carl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ller, Mi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y, Rud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ilicic, Darko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ies2008</text:p>
          </table:table-cell>
          <table:table-cell office:value-type="string" calcext:value-type="string">
            <text:p>grizzlies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AVERAGE([.G38];[.I38];[.K38];[.M38];[.O38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ley, Mik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yo, O.J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y, Rud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thur, Darre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asol, Marc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ies2009</text:p>
          </table:table-cell>
          <table:table-cell office:value-type="string" calcext:value-type="string">
            <text:p>grizzlies</text:p>
          </table:table-cell>
          <table:table-cell office:value-type="float" office:value="2009" calcext:value-type="float">
            <text:p>200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G39];[.I39];[.K39];[.M39];[.O39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ley, Mik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yo, O.J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ay, Rud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andolph, Za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asol, Marc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ies2010</text:p>
          </table:table-cell>
          <table:table-cell office:value-type="string" calcext:value-type="string">
            <text:p>grizzlies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G40];[.I40];[.K40];[.M40];[.O40])" office:value-type="float" office:value="78.6" calcext:value-type="float">
            <text:p>78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nley, Mik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len, Ton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oung, S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andolph, Za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asol, Marc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s2006</text:p>
          </table:table-cell>
          <table:table-cell office:value-type="string" calcext:value-type="string">
            <text:p>hawks</text:p>
          </table:table-cell>
          <table:table-cell office:value-type="float" office:value="2006" calcext:value-type="float">
            <text:p>200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AVERAGE([.G41];[.I41];[.K41];[.M41];[.O41])"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xton, Speed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nson, Jo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mith, Jo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illiams, Marvi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chulia, Zaz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s2007</text:p>
          </table:table-cell>
          <table:table-cell office:value-type="string" calcext:value-type="string">
            <text:p>hawks</text:p>
          </table:table-cell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AVERAGE([.G42];[.I42];[.K42];[.M42];[.O42])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bby, Mik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toudamire, Sali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illiams, Marv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mith, Jos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orford, A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s2008</text:p>
          </table:table-cell>
          <table:table-cell office:value-type="string" calcext:value-type="string">
            <text:p>hawks</text:p>
          </table:table-cell>
          <table:table-cell office:value-type="float" office:value="2008" calcext:value-type="float">
            <text:p>200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AVERAGE([.G43];[.I43];[.K43];[.M43];[.O43])" office:value-type="float" office:value="78.4" calcext:value-type="float">
            <text:p>78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bby, Mik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vans, Mauri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nson, Jo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mith, Jos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orford, A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s2009</text:p>
          </table:table-cell>
          <table:table-cell office:value-type="string" calcext:value-type="string">
            <text:p>hawks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AVERAGE([.G44];[.I44];[.K44];[.M44];[.O44])" office:value-type="float" office:value="79.2" calcext:value-type="float">
            <text:p>79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bby, Mik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nson, Jo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illiams, Marv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mith, Jos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orford, A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awks2010</text:p>
          </table:table-cell>
          <table:table-cell office:value-type="string" calcext:value-type="string">
            <text:p>hawks</text:p>
          </table:table-cell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AVERAGE([.G45];[.I45];[.K45];[.M45];[.O45])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ague, Jef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nson, Jo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mith, Jos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orford, 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llins, Jas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2006</text:p>
          </table:table-cell>
          <table:table-cell office:value-type="string" calcext:value-type="string">
            <text:p>heat</text:p>
          </table:table-cell>
          <table:table-cell office:value-type="float" office:value="2006" calcext:value-type="float">
            <text:p>200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AVERAGE([.G46];[.I46];[.K46];[.M46];[.O46])" office:value-type="float" office:value="78.4" calcext:value-type="float">
            <text:p>78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Ja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de, Dwya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ones, Eddi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slem, Udoni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'Neal, Shaquill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2007</text:p>
          </table:table-cell>
          <table:table-cell office:value-type="string" calcext:value-type="string">
            <text:p>heat</text:p>
          </table:table-cell>
          <table:table-cell office:value-type="float" office:value="2007" calcext:value-type="float">
            <text:p>200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formula="of:=AVERAGE([.G47];[.I47];[.K47];[.M47];[.O47])" office:value-type="float" office:value="78.2" calcext:value-type="float">
            <text:p>78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illiams, Ja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de, Dwya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, Rick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slem, Udon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ount, Mar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2008</text:p>
          </table:table-cell>
          <table:table-cell office:value-type="string" calcext:value-type="string">
            <text:p>heat</text:p>
          </table:table-cell>
          <table:table-cell office:value-type="float" office:value="2008" calcext:value-type="float">
            <text:p>200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AVERAGE([.G48];[.I48];[.K48];[.M48];[.O48])" office:value-type="float" office:value="78.6" calcext:value-type="float">
            <text:p>78.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almers, Mari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de, Dwya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ones, Jam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slem, Udoni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'Neal, Jermmain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2009</text:p>
          </table:table-cell>
          <table:table-cell office:value-type="string" calcext:value-type="string">
            <text:p>heat</text:p>
          </table:table-cell>
          <table:table-cell office:value-type="float" office:value="2009" calcext:value-type="float">
            <text:p>200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AVERAGE([.G49];[.I49];[.K49];[.M49];[.O49])" office:value-type="float" office:value="78.4" calcext:value-type="float">
            <text:p>78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royo, Carlo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de, Dwya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Quint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asley, Michae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'Neal, Jermmain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t2010</text:p>
          </table:table-cell>
          <table:table-cell office:value-type="string" calcext:value-type="string">
            <text:p>heat</text:p>
          </table:table-cell>
          <table:table-cell office:value-type="float" office:value="2010" calcext:value-type="float">
            <text:p>2010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AVERAGE([.G50];[.I50];[.K50];[.M50];[.O50])" office:value-type="float" office:value="78.6" calcext:value-type="float">
            <text:p>78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bby, Mik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de, Dwya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es, LeBr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sh, Chr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thony, Joel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nets2006</text:p>
          </table:table-cell>
          <table:table-cell office:value-type="string" calcext:value-type="string">
            <text:p>hornets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AVERAGE([.G51];[.I51];[.K51];[.M51];[.O51])" office:value-type="float" office:value="79.6" calcext:value-type="float">
            <text:p>79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lton, Raymo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roll, Mat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llace, Geral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kafor, Emek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rezec, Primoz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nets2007</text:p>
          </table:table-cell>
          <table:table-cell office:value-type="string" calcext:value-type="string">
            <text:p>hornets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52];[.I52];[.K52];[.M52];[.O52])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lton, Raymon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roll, Mat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Ja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llace, Geral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kafor, Emek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nets2008</text:p>
          </table:table-cell>
          <table:table-cell office:value-type="string" calcext:value-type="string">
            <text:p>hornets</text:p>
          </table:table-cell>
          <table:table-cell office:value-type="float" office:value="2008" calcext:value-type="float">
            <text:p>200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AVERAGE([.G53];[.I53];[.K53];[.M53];[.O53])" office:value-type="float" office:value="77.4" calcext:value-type="float">
            <text:p>77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in, D.J.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lton, Raymon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llace, Geral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y, Se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kafor, Emek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nets2009</text:p>
          </table:table-cell>
          <table:table-cell office:value-type="string" calcext:value-type="string">
            <text:p>hornets</text:p>
          </table:table-cell>
          <table:table-cell office:value-type="float" office:value="2009" calcext:value-type="float">
            <text:p>2009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formula="of:=AVERAGE([.G54];[.I54];[.K54];[.M54];[.O54])" office:value-type="float" office:value="78.8" calcext:value-type="float">
            <text:p>78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lton, Raymon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ckson, Steph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allace, Gera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aw. Bori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atliff, The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rnets2010</text:p>
          </table:table-cell>
          <table:table-cell office:value-type="string" calcext:value-type="string">
            <text:p>hornets</text:p>
          </table:table-cell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G55];[.I55];[.K55];[.M55];[.O55])" office:value-type="float" office:value="78.4" calcext:value-type="float">
            <text:p>78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gustin, D.J.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enderson, Gera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ckson, Steph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aw. Bori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rown, Kwame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zz2006</text:p>
          </table:table-cell>
          <table:table-cell office:value-type="string" calcext:value-type="string">
            <text:p>jazz</text:p>
          </table:table-cell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VERAGE([.G56];[.I56];[.K56];[.M56];[.O56])" office:value-type="float" office:value="78.6" calcext:value-type="float">
            <text:p>78.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sher, Dere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lliams, Der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rlienko, Andrei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zer, Carl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ur, Mehmet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zz2007</text:p>
          </table:table-cell>
          <table:table-cell office:value-type="string" calcext:value-type="string">
            <text:p>jazz</text:p>
          </table:table-cell>
          <table:table-cell office:value-type="float" office:value="2007" calcext:value-type="float">
            <text:p>200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AVERAGE([.G57];[.I57];[.K57];[.M57];[.O57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lliams, De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ewer, Ronni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rlienko, Andrei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zer, Carl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kur, Mehmet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zz2008</text:p>
          </table:table-cell>
          <table:table-cell office:value-type="string" calcext:value-type="string">
            <text:p>jazz</text:p>
          </table:table-cell>
          <table:table-cell office:value-type="float" office:value="2008" calcext:value-type="float">
            <text:p>2008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AVERAGE([.G58];[.I58];[.K58];[.M58];[.O58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lliams, De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ewer, Ronni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rlienko, Andrei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zer, Carlo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llins, Jarro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zz2009</text:p>
          </table:table-cell>
          <table:table-cell office:value-type="string" calcext:value-type="string">
            <text:p>jazz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AVERAGE([.G59];[.I59];[.K59];[.M59];[.O59])" office:value-type="float" office:value="79.2" calcext:value-type="float">
            <text:p>79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illiams, Der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tthews, Wesl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les, C.J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zer, Carlo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esenko, Kyryl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zz2010</text:p>
          </table:table-cell>
          <table:table-cell office:value-type="string" calcext:value-type="string">
            <text:p>jazz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G60];[.I60];[.K60];[.M60];[.O60])" office:value-type="float" office:value="79.6" calcext:value-type="float">
            <text:p>79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l, Raj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iles, C.J.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Kirlienko, Andrei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lsap, Pau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fferson, A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s2006</text:p>
          </table:table-cell>
          <table:table-cell office:value-type="string" calcext:value-type="string">
            <text:p>kings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AVERAGE([.G61];[.I61];[.K61];[.M61];[.O61])" office:value-type="float" office:value="78.4" calcext:value-type="float">
            <text:p>78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ibby, Mik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tin, Kev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rld Peace, Mett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homas, Ken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ller, Bra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s2007</text:p>
          </table:table-cell>
          <table:table-cell office:value-type="string" calcext:value-type="string">
            <text:p>kings</text:p>
          </table:table-cell>
          <table:table-cell office:value-type="float" office:value="2007" calcext:value-type="float">
            <text:p>200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AVERAGE([.G62];[.I62];[.K62];[.M62];[.O62])"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drih, Ben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tin, Kev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rld Peace, Mett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ore, Mikk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iller, Bra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s2008</text:p>
          </table:table-cell>
          <table:table-cell office:value-type="string" calcext:value-type="string">
            <text:p>kings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AVERAGE([.G63];[.I63];[.K63];[.M63];[.O63])" office:value-type="float" office:value="80.2" calcext:value-type="float">
            <text:p>80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drih, Ben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arcia, Francisc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tin, Kevi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ompson, Ja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wes, Spencer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s2009</text:p>
          </table:table-cell>
          <table:table-cell office:value-type="string" calcext:value-type="string">
            <text:p>kings</text:p>
          </table:table-cell>
          <table:table-cell office:value-type="float" office:value="2009" calcext:value-type="float">
            <text:p>200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formula="of:=AVERAGE([.G64];[.I64];[.K64];[.M64];[.O64])" office:value-type="float" office:value="80.8" calcext:value-type="float">
            <text:p>80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drih, Be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vans, Tyrek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reene, Don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ompson, Jas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wes, Spencer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ings2010</text:p>
          </table:table-cell>
          <table:table-cell office:value-type="string" calcext:value-type="string">
            <text:p>kings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AVERAGE([.G65];[.I65];[.K65];[.M65];[.O65])" office:value-type="float" office:value="80.4" calcext:value-type="float">
            <text:p>80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drih, Be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vans, Tyrek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ompson, Ja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lembert, Samue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usins, DeMarcu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cks2006</text:p>
          </table:table-cell>
          <table:table-cell office:value-type="string" calcext:value-type="string">
            <text:p>knicks</text:p>
          </table:table-cell>
          <table:table-cell office:value-type="float" office:value="2006" calcext:value-type="float">
            <text:p>200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AVERAGE([.G66];[.I66];[.K66];[.M66];[.O66])" office:value-type="float" office:value="80.4" calcext:value-type="float">
            <text:p>80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bury, Steph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effries, Jare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Quint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ye, Channin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urry, Eddy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cks2007</text:p>
          </table:table-cell>
          <table:table-cell office:value-type="string" calcext:value-type="string">
            <text:p>knicks</text:p>
          </table:table-cell>
          <table:table-cell office:value-type="float" office:value="2007" calcext:value-type="float">
            <text:p>200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AVERAGE([.G67];[.I67];[.K67];[.M67];[.O67])" office:value-type="float" office:value="80.2" calcext:value-type="float">
            <text:p>80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rawford, Jam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Quint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ee, Davi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andolph, Za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urry, Eddy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cks2008</text:p>
          </table:table-cell>
          <table:table-cell office:value-type="string" calcext:value-type="string">
            <text:p>knicks</text:p>
          </table:table-cell>
          <table:table-cell office:value-type="float" office:value="2008" calcext:value-type="float">
            <text:p>2008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68];[.I68];[.K68];[.M68];[.O68])"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uhon, Chr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Quint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andler, Wil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effries, Jare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ee, Davi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cks2009</text:p>
          </table:table-cell>
          <table:table-cell office:value-type="string" calcext:value-type="string">
            <text:p>knicks</text:p>
          </table:table-cell>
          <table:table-cell office:value-type="float" office:value="2009" calcext:value-type="float">
            <text:p>200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AVERAGE([.G69];[.I69];[.K69];[.M69];[.O69])" office:value-type="float" office:value="79.4" calcext:value-type="float">
            <text:p>79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uhon, Chr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andler, Wils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llinari, Dani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rrington, 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ee, Davi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nicks2010</text:p>
          </table:table-cell>
          <table:table-cell office:value-type="string" calcext:value-type="string">
            <text:p>knicks</text:p>
          </table:table-cell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AVERAGE([.G70];[.I70];[.K70];[.M70];[.O70])" office:value-type="float" office:value="79.4" calcext:value-type="float">
            <text:p>79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ouglas, Ton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elds,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hony, Carme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oudamire, Amar'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iaf, Ronny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kers2006</text:p>
          </table:table-cell>
          <table:table-cell office:value-type="string" calcext:value-type="string">
            <text:p>lakers</text:p>
          </table:table-cell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AVERAGE([.G71];[.I71];[.K71];[.M71];[.O71])" office:value-type="float" office:value="79.8" calcext:value-type="float">
            <text:p>79.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rmar, Jord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ryant, Kob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lton, Luk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dom, Lama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rown, Kwam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kers2007</text:p>
          </table:table-cell>
          <table:table-cell office:value-type="string" calcext:value-type="string">
            <text:p>lakers</text:p>
          </table:table-cell>
          <table:table-cell office:value-type="float" office:value="2007" calcext:value-type="float">
            <text:p>2007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AVERAGE([.G72];[.I72];[.K72];[.M72];[.O72])" office:value-type="float" office:value="79.8" calcext:value-type="float">
            <text:p>79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sher, Dere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ryant, Kob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dom, Lama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admanovic, Vladimi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asol, Pau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kers2008</text:p>
          </table:table-cell>
          <table:table-cell office:value-type="string" calcext:value-type="string">
            <text:p>lakers</text:p>
          </table:table-cell>
          <table:table-cell office:value-type="float" office:value="2008" calcext:value-type="float">
            <text:p>200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table:formula="of:=AVERAGE([.G73];[.I73];[.K73];[.M73];[.O73])" office:value-type="float" office:value="79.8" calcext:value-type="float">
            <text:p>79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sher, Dere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ryant, Kob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iza, Trevo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asol, Pau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ynum, Andrew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kers2009</text:p>
          </table:table-cell>
          <table:table-cell office:value-type="string" calcext:value-type="string">
            <text:p>lakers</text:p>
          </table:table-cell>
          <table:table-cell office:value-type="float" office:value="2009" calcext:value-type="float">
            <text:p>200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AVERAGE([.G74];[.I74];[.K74];[.M74];[.O74])" office:value-type="float" office:value="79.4" calcext:value-type="float">
            <text:p>79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sher, Dere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ryant, Kob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rld Peace, Mett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asol, Pau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ynum, Andrew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kers2010</text:p>
          </table:table-cell>
          <table:table-cell office:value-type="string" calcext:value-type="string">
            <text:p>lakers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AVERAGE([.G75];[.I75];[.K75];[.M75];[.O75])" office:value-type="float" office:value="79.4" calcext:value-type="float">
            <text:p>79.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sher, Derek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ryant, Kob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rld Peace, Mett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asol, Pau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ynum, Andrew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2006</text:p>
          </table:table-cell>
          <table:table-cell office:value-type="string" calcext:value-type="string">
            <text:p>magic</text:p>
          </table:table-cell>
          <table:table-cell office:value-type="float" office:value="2006" calcext:value-type="float">
            <text:p>200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G76];[.I76];[.K76];[.M76];[.O76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lson, Jame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ll, Gran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koglu, Hed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attie, To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ward, Dwigh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2007</text:p>
          </table:table-cell>
          <table:table-cell office:value-type="string" calcext:value-type="string">
            <text:p>magic</text:p>
          </table:table-cell>
          <table:table-cell office:value-type="float" office:value="2007" calcext:value-type="float">
            <text:p>2007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AVERAGE([.G77];[.I77];[.K77];[.M77];[.O77])" office:value-type="float" office:value="79.2" calcext:value-type="float">
            <text:p>79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lson, Jame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vans, Maur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koglu, Hed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wis, Ras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ward, Dwigh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2008</text:p>
          </table:table-cell>
          <table:table-cell office:value-type="string" calcext:value-type="string">
            <text:p>magic</text:p>
          </table:table-cell>
          <table:table-cell office:value-type="float" office:value="2008" calcext:value-type="float">
            <text:p>200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formula="of:=AVERAGE([.G78];[.I78];[.K78];[.M78];[.O78])" office:value-type="float" office:value="79.6" calcext:value-type="float">
            <text:p>79.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ston, Raf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ee, Courtne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koglu, Hed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wis, Ras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ward, Dwigh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2009</text:p>
          </table:table-cell>
          <table:table-cell office:value-type="string" calcext:value-type="string">
            <text:p>magic</text:p>
          </table:table-cell>
          <table:table-cell office:value-type="float" office:value="2009" calcext:value-type="float">
            <text:p>2009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formula="of:=AVERAGE([.G79];[.I79];[.K79];[.M79];[.O79])" office:value-type="float" office:value="78.8" calcext:value-type="float">
            <text:p>78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lson, Jame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ter, Vi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arnes, Mat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wis, Ras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ward, Dwigh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gic2010</text:p>
          </table:table-cell>
          <table:table-cell office:value-type="string" calcext:value-type="string">
            <text:p>magic</text:p>
          </table:table-cell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AVERAGE([.G80];[.I80];[.K80];[.M80];[.O80])"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lson, Jame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Jas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koglu, Hed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ss, Brand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ward, Dwight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vericks2006</text:p>
          </table:table-cell>
          <table:table-cell office:value-type="string" calcext:value-type="string">
            <text:p>mavericks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table:formula="of:=AVERAGE([.G81];[.I81];[.K81];[.M81];[.O81])" office:value-type="float" office:value="79.2" calcext:value-type="float">
            <text:p>79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rry, Ja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rris, Dev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oward, Jo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witzki, Kirk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iop, DeSagana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vericks2007</text:p>
          </table:table-cell>
          <table:table-cell office:value-type="string" calcext:value-type="string">
            <text:p>mavericks</text:p>
          </table:table-cell>
          <table:table-cell office:value-type="float" office:value="2007" calcext:value-type="float">
            <text:p>200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formula="of:=AVERAGE([.G82];[.I82];[.K82];[.M82];[.O82])" office:value-type="float" office:value="79.2" calcext:value-type="float">
            <text:p>79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rry, Jaso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dd, Ja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oward, Jo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witzki, Kir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mpier, E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vericks2008</text:p>
          </table:table-cell>
          <table:table-cell office:value-type="string" calcext:value-type="string">
            <text:p>mavericks</text:p>
          </table:table-cell>
          <table:table-cell office:value-type="float" office:value="2008" calcext:value-type="float">
            <text:p>200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83];[.I83];[.K83];[.M83];[.O83])" office:value-type="float" office:value="80.2" calcext:value-type="float">
            <text:p>80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dd, Ja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right, Anto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oward, Jo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witzki, Kir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mpier, E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vericks2009</text:p>
          </table:table-cell>
          <table:table-cell office:value-type="string" calcext:value-type="string">
            <text:p>mavericks</text:p>
          </table:table-cell>
          <table:table-cell office:value-type="float" office:value="2009" calcext:value-type="float">
            <text:p>200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AVERAGE([.G84];[.I84];[.K84];[.M84];[.O84])" office:value-type="float" office:value="80.2" calcext:value-type="float">
            <text:p>80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dd, Jas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tler, Caro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ion, Shaw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witzki, Kir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mpier, E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vericks2010</text:p>
          </table:table-cell>
          <table:table-cell office:value-type="string" calcext:value-type="string">
            <text:p>mavericks</text:p>
          </table:table-cell>
          <table:table-cell office:value-type="float" office:value="2010" calcext:value-type="float">
            <text:p>201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AVERAGE([.G85];[.I85];[.K85];[.M85];[.O85])" office:value-type="float" office:value="80.4" calcext:value-type="float">
            <text:p>80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idd, Jas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evenson, DeShaw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ion, Shaw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witzki, Kirk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ndler, Tys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s2006</text:p>
          </table:table-cell>
          <table:table-cell office:value-type="string" calcext:value-type="string">
            <text:p>net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86];[.I86];[.K86];[.M86];[.O86])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dd, Jas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ter, Vi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efferson, Ric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ore, Mikk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llins, Jas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s2007</text:p>
          </table:table-cell>
          <table:table-cell office:value-type="string" calcext:value-type="string">
            <text:p>nets</text:p>
          </table:table-cell>
          <table:table-cell office:value-type="float" office:value="2007" calcext:value-type="float">
            <text:p>200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G87];[.I87];[.K87];[.M87];[.O87])"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ter, Vi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efferson, Richar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illiams, Se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one, Jo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rstic, Nena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s2008</text:p>
          </table:table-cell>
          <table:table-cell office:value-type="string" calcext:value-type="string">
            <text:p>nets</text:p>
          </table:table-cell>
          <table:table-cell office:value-type="float" office:value="2008" calcext:value-type="float">
            <text:p>200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AVERAGE([.G88];[.I88];[.K88];[.M88];[.O88])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rris, Devi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ter, Vi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mmons, Bobby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ianlian, Y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pez, Broo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s2009</text:p>
          </table:table-cell>
          <table:table-cell office:value-type="string" calcext:value-type="string">
            <text:p>nets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formula="of:=AVERAGE([.G89];[.I89];[.K89];[.M89];[.O89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rris, Devi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ee, Courtne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uglas-Roberts, C.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Jianlian, Yi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pez, Broo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ts2010</text:p>
          </table:table-cell>
          <table:table-cell office:value-type="string" calcext:value-type="string">
            <text:p>nets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AVERAGE([.G90];[.I90];[.K90];[.M90];[.O90])" office:value-type="float" office:value="80.2" calcext:value-type="float">
            <text:p>80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rrow, Anthon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aham, Steph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law, Travi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umphries, Ch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pez, Broo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s2006</text:p>
          </table:table-cell>
          <table:table-cell office:value-type="string" calcext:value-type="string">
            <text:p>nuggets</text:p>
          </table:table-cell>
          <table:table-cell office:value-type="float" office:value="2006" calcext:value-type="float">
            <text:p>200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formula="of:=AVERAGE([.G91];[.I91];[.K91];[.M91];[.O91])" office:value-type="float" office:value="78.6" calcext:value-type="float">
            <text:p>78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lake, Stev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verson, All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hony, Carmel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mby, Marcu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ne, Maybyner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s2007</text:p>
          </table:table-cell>
          <table:table-cell office:value-type="string" calcext:value-type="string">
            <text:p>nuggets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92];[.I92];[.K92];[.M92];[.O92])" office:value-type="float" office:value="79.2" calcext:value-type="float">
            <text:p>79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verson, All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leiza, Lina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hony, Carme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tin, Keny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mby, Marcu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s2008</text:p>
          </table:table-cell>
          <table:table-cell office:value-type="string" calcext:value-type="string">
            <text:p>nuggets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AVERAGE([.G93];[.I93];[.K93];[.M93];[.O93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llups, Chaunc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Jones, Dahnta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hony, Carme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tin, Keny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ne, Maybyner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s2009</text:p>
          </table:table-cell>
          <table:table-cell office:value-type="string" calcext:value-type="string">
            <text:p>nuggets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AVERAGE([.G94];[.I94];[.K94];[.M94];[.O94])" office:value-type="float" office:value="79.2" calcext:value-type="float">
            <text:p>79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llups, Chaunc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flalo, Ar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hony, Carme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tin, Keny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ne, Maybyner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uggets2010</text:p>
          </table:table-cell>
          <table:table-cell office:value-type="string" calcext:value-type="string">
            <text:p>nuggets</text:p>
          </table:table-cell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95];[.I95];[.K95];[.M95];[.O95])" office:value-type="float" office:value="78.8" calcext:value-type="float">
            <text:p>78.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wson, T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fflalo, Arr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allinari, Danil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rtin, Keny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ene, Maybyner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ers2006</text:p>
          </table:table-cell>
          <table:table-cell office:value-type="string" calcext:value-type="string">
            <text:p>pacers</text:p>
          </table:table-cell>
          <table:table-cell office:value-type="float" office:value="2006" calcext:value-type="float">
            <text:p>200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AVERAGE([.G96];[.I96];[.K96];[.M96];[.O96])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nsley, Jam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niels, Marqu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ger, Dan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'Neal, Jerma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ster, Jeff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ers2007</text:p>
          </table:table-cell>
          <table:table-cell office:value-type="string" calcext:value-type="string">
            <text:p>pacers</text:p>
          </table:table-cell>
          <table:table-cell office:value-type="float" office:value="2007" calcext:value-type="float">
            <text:p>200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AVERAGE([.G97];[.I97];[.K97];[.M97];[.O97])" office:value-type="float" office:value="80.6" calcext:value-type="float">
            <text:p>80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nsley, Jam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ger, Dann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nleavy, Mik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urphy, Tro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ster, Jeff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ers2008</text:p>
          </table:table-cell>
          <table:table-cell office:value-type="string" calcext:value-type="string">
            <text:p>pacers</text:p>
          </table:table-cell>
          <table:table-cell office:value-type="float" office:value="2008" calcext:value-type="float">
            <text:p>200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AVERAGE([.G98];[.I98];[.K98];[.M98];[.O98])" office:value-type="float" office:value="78.8" calcext:value-type="float">
            <text:p>78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rd, T.J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sh, Brand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niels, Marqui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ranger, Dan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urphy, Troy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ers2009</text:p>
          </table:table-cell>
          <table:table-cell office:value-type="string" calcext:value-type="string">
            <text:p>pacers</text:p>
          </table:table-cell>
          <table:table-cell office:value-type="float" office:value="2009" calcext:value-type="float">
            <text:p>200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99];[.I99];[.K99];[.M99];[.O99])" office:value-type="float" office:value="80.2" calcext:value-type="float">
            <text:p>80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atson, Ear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sh, Brand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ger, Dan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urphy, Tro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bbert, Roy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cers2010</text:p>
          </table:table-cell>
          <table:table-cell office:value-type="string" calcext:value-type="string">
            <text:p>pacers</text:p>
          </table:table-cell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AVERAGE([.G100];[.I100];[.K100];[.M100];[.O100])" office:value-type="float" office:value="80.2" calcext:value-type="float">
            <text:p>80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llison, Darr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eorge, Pa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anger, Dann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nsborough, T.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ibbert, Roy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licans2006</text:p>
          </table:table-cell>
          <table:table-cell office:value-type="string" calcext:value-type="string">
            <text:p>pelicans</text:p>
          </table:table-cell>
          <table:table-cell office:value-type="float" office:value="2006" calcext:value-type="float">
            <text:p>200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G101];[.I101];[.K101];[.M101];[.O101])" office:value-type="float" office:value="78.8" calcext:value-type="float">
            <text:p>78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l, Chri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own, Dev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son, Desmon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st, Davi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ndler, Tyso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licans2007</text:p>
          </table:table-cell>
          <table:table-cell office:value-type="string" calcext:value-type="string">
            <text:p>pelicans</text:p>
          </table:table-cell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AVERAGE([.G102];[.I102];[.K102];[.M102];[.O102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l, Chr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terson, Morr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ojakovic, Pej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st, Davi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ndler, Tys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licans2008</text:p>
          </table:table-cell>
          <table:table-cell office:value-type="string" calcext:value-type="string">
            <text:p>pelicans</text:p>
          </table:table-cell>
          <table:table-cell office:value-type="float" office:value="2008" calcext:value-type="float">
            <text:p>200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formula="of:=AVERAGE([.G103];[.I103];[.K103];[.M103];[.O103])" office:value-type="float" office:value="79.6" calcext:value-type="float">
            <text:p>79.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l, Chri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tler, Rasu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ojakovic, Pej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st, Davi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handler, Tys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licans2009</text:p>
          </table:table-cell>
          <table:table-cell office:value-type="string" calcext:value-type="string">
            <text:p>pelicans</text:p>
          </table:table-cell>
          <table:table-cell office:value-type="float" office:value="2009" calcext:value-type="float">
            <text:p>200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AVERAGE([.G104];[.I104];[.K104];[.M104];[.O104])" office:value-type="float" office:value="79.4" calcext:value-type="float">
            <text:p>79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l, Chr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terson, Morri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ojakovic, Pej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est, Davi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kafor, Emek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licans2010</text:p>
          </table:table-cell>
          <table:table-cell office:value-type="string" calcext:value-type="string">
            <text:p>pelicans</text:p>
          </table:table-cell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G105];[.I105];[.K105];[.M105];[.O105])" office:value-type="float" office:value="78.4" calcext:value-type="float">
            <text:p>78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ul, Chri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inelli, Marc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iza, Trevo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ndry, Car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kafor, Emeka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stons2006</text:p>
          </table:table-cell>
          <table:table-cell office:value-type="string" calcext:value-type="string">
            <text:p>pistons</text:p>
          </table:table-cell>
          <table:table-cell office:value-type="float" office:value="2006" calcext:value-type="float">
            <text:p>200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AVERAGE([.G106];[.I106];[.K106];[.M106];[.O106])"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llups, Chaunc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milton, Richar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ince, Tayshau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llace, Rashee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bber, Chri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stons2007</text:p>
          </table:table-cell>
          <table:table-cell office:value-type="string" calcext:value-type="string">
            <text:p>pistons</text:p>
          </table:table-cell>
          <table:table-cell office:value-type="float" office:value="2007" calcext:value-type="float">
            <text:p>2007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table:formula="of:=AVERAGE([.G107];[.I107];[.K107];[.M107];[.O107])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llups, Chaunc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milton, Richar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ince, Tayshau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llace, Rash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cDyess, Antoni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stons2008</text:p>
          </table:table-cell>
          <table:table-cell office:value-type="string" calcext:value-type="string">
            <text:p>pistons</text:p>
          </table:table-cell>
          <table:table-cell office:value-type="float" office:value="2008" calcext:value-type="float">
            <text:p>200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AVERAGE([.G108];[.I108];[.K108];[.M108];[.O108])" office:value-type="float" office:value="79.4" calcext:value-type="float">
            <text:p>79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uckey, Rodn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milton, Richar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ince, Tayshau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allace, Rashee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cDyess, Antoni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stons2009</text:p>
          </table:table-cell>
          <table:table-cell office:value-type="string" calcext:value-type="string">
            <text:p>pistons</text:p>
          </table:table-cell>
          <table:table-cell office:value-type="float" office:value="2009" calcext:value-type="float">
            <text:p>200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AVERAGE([.G109];[.I109];[.K109];[.M109];[.O109])" office:value-type="float" office:value="79.8" calcext:value-type="float">
            <text:p>79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uckey, Rodn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milton, Richar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rince, Tayshau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rebko, Jona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llace, Be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istons2010</text:p>
          </table:table-cell>
          <table:table-cell table:style-name="Default" office:value-type="string" calcext:value-type="string">
            <text:p>pistons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table:formula="of:=AVERAGE([.G110];[.I110];[.K110];[.M110];[.O110])" office:value-type="float" office:value="80" calcext:value-type="float">
            <text:p>80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string" calcext:value-type="string">
            <text:p>Stuckey, Rodney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string" calcext:value-type="string">
            <text:p>Hamilton, Richard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Prince, Tayshaun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Monroe, Greg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Wallace, Ben</text:p>
          </table:table-cell>
          <table:table-cell table:style-name="ce3" office:value-type="string" calcext:value-type="string">
            <text:p>no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aptors2006</text:p>
          </table:table-cell>
          <table:table-cell office:value-type="string" calcext:value-type="string">
            <text:p>raptors</text:p>
          </table:table-cell>
          <table:table-cell office:value-type="float" office:value="2006" calcext:value-type="float">
            <text:p>200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AVERAGE([.G111];[.I111];[.K111];[.M111];[.O111])" office:value-type="float" office:value="80.2" calcext:value-type="float">
            <text:p>80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rd, T.J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ker, Antho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sh, Ch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gnani, Andre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sterovic, Rash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ptors2007</text:p>
          </table:table-cell>
          <table:table-cell office:value-type="string" calcext:value-type="string">
            <text:p>raptors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112];[.I112];[.K112];[.M112];[.O112])" office:value-type="float" office:value="79.4" calcext:value-type="float">
            <text:p>79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ord, T.J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ker, Antho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on, Jamari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sh, Ch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gnani, Andrea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pters2008</text:p>
          </table:table-cell>
          <table:table-cell office:value-type="string" calcext:value-type="string">
            <text:p>raptors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AVERAGE([.G113];[.I113];[.K113];[.M113];[.O113])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lderon, Jos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ker, Anthon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apono, Jas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sh, Ch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gnani, Andre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pters2009</text:p>
          </table:table-cell>
          <table:table-cell office:value-type="string" calcext:value-type="string">
            <text:p>raptors</text:p>
          </table:table-cell>
          <table:table-cell office:value-type="float" office:value="2009" calcext:value-type="float">
            <text:p>200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G114];[.I114];[.K114];[.M114];[.O114])" office:value-type="float" office:value="80.4" calcext:value-type="float">
            <text:p>80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ack, Jarre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Rozan, DeMa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koglu, Hed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sh, Chri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gnani, Andre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pters2010</text:p>
          </table:table-cell>
          <table:table-cell office:value-type="string" calcext:value-type="string">
            <text:p>raptors</text:p>
          </table:table-cell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AVERAGE([.G115];[.I115];[.K115];[.M115];[.O115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lderon, Jos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Rozan, DeMa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ems, Sonn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ohnson, Ami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gnani, Andrea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s2006</text:p>
          </table:table-cell>
          <table:table-cell office:value-type="string" calcext:value-type="string">
            <text:p>rockets</text:p>
          </table:table-cell>
          <table:table-cell office:value-type="float" office:value="2006" calcext:value-type="float">
            <text:p>200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AVERAGE([.G116];[.I116];[.K116];[.M116];[.O116])" office:value-type="float" office:value="80.4" calcext:value-type="float">
            <text:p>80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ston, Raf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cGrady, Trace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tier, Sha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yes, Chuck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ng, Ya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s2007</text:p>
          </table:table-cell>
          <table:table-cell office:value-type="string" calcext:value-type="string">
            <text:p>rockets</text:p>
          </table:table-cell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AVERAGE([.G117];[.I117];[.K117];[.M117];[.O117])" office:value-type="float" office:value="80.2" calcext:value-type="float">
            <text:p>80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ston, Raf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cGrady, Trace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tier, Sha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cola, Lui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utombo, Dikemb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s2008</text:p>
          </table:table-cell>
          <table:table-cell office:value-type="string" calcext:value-type="string">
            <text:p>rockets</text:p>
          </table:table-cell>
          <table:table-cell office:value-type="float" office:value="2008" calcext:value-type="float">
            <text:p>200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AVERAGE([.G118];[.K118];[.M118];[.O118];[.I118])" office:value-type="float" office:value="80.2" calcext:value-type="float">
            <text:p>80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ooks, Aar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orld Peace, Mett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tier, Sha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cola, Lui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ng, Ya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s2009</text:p>
          </table:table-cell>
          <table:table-cell office:value-type="string" calcext:value-type="string">
            <text:p>rockets</text:p>
          </table:table-cell>
          <table:table-cell office:value-type="float" office:value="2009" calcext:value-type="float">
            <text:p>200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AVERAGE([.G119];[.I119];[.K119];[.M119];[.O119])" office:value-type="float" office:value="78.2" calcext:value-type="float">
            <text:p>78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rooks, Aa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iza, Trev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ttier, Sha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cola, Lu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yes, Chuc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s2010</text:p>
          </table:table-cell>
          <table:table-cell office:value-type="string" calcext:value-type="string">
            <text:p>rockets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AVERAGE([.G120];[.I120];[.K120];[.M120];[.O120])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owry, Kyl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tin, Kev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dinger, Chas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cola, Lui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yes, Chuc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rs2006</text:p>
          </table:table-cell>
          <table:table-cell office:value-type="string" calcext:value-type="string">
            <text:p>spurs</text:p>
          </table:table-cell>
          <table:table-cell office:value-type="float" office:value="2006" calcext:value-type="float">
            <text:p>200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AVERAGE([.G121];[.I121];[.K121];[.M121];[.O121])" office:value-type="float" office:value="79.4" calcext:value-type="float">
            <text:p>79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ker, Ton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wen, Bru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ley, Miche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uncan, Ti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berto, Fabrici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rs2007</text:p>
          </table:table-cell>
          <table:table-cell office:value-type="string" calcext:value-type="string">
            <text:p>spurs</text:p>
          </table:table-cell>
          <table:table-cell office:value-type="float" office:value="2007" calcext:value-type="float">
            <text:p>2007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table:formula="of:=AVERAGE([.G122];[.I122];[.K122];[.M122];[.O122])" office:value-type="float" office:value="79.4" calcext:value-type="float">
            <text:p>79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ker, Ton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wen, Bru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ley, Miche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berto, Fabrici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uncan, Tim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rs2008</text:p>
          </table:table-cell>
          <table:table-cell office:value-type="string" calcext:value-type="string">
            <text:p>spurs</text:p>
          </table:table-cell>
          <table:table-cell office:value-type="float" office:value="2008" calcext:value-type="float">
            <text:p>200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AVERAGE([.G123];[.I123];[.K123];[.M123];[.O123])"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ker, Ton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son, Rog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ley, Miche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nner, Mat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uncan, Tim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rs2009</text:p>
          </table:table-cell>
          <table:table-cell office:value-type="string" calcext:value-type="string">
            <text:p>spurs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124];[.I124];[.K124];[.M124];[.O124])"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ll, Georg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inobili, Manu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efferson, Ric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uncan, Ti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cDyess, Antoni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urs2010</text:p>
          </table:table-cell>
          <table:table-cell office:value-type="string" calcext:value-type="string">
            <text:p>spurs</text:p>
          </table:table-cell>
          <table:table-cell office:value-type="float" office:value="2010" calcext:value-type="float">
            <text:p>201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AVERAGE([.G125];[.I125];[.K125];[.M125];[.O125])" office:value-type="float" office:value="79.4" calcext:value-type="float">
            <text:p>79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ker, Ton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inobili, Manu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efferson, Richar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uncan, Ti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cDyess, Antonio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s2006</text:p>
          </table:table-cell>
          <table:table-cell office:value-type="string" calcext:value-type="string">
            <text:p>suns</text:p>
          </table:table-cell>
          <table:table-cell office:value-type="float" office:value="2006" calcext:value-type="float">
            <text:p>200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formula="of:=AVERAGE([.G126];[.I126];[.K126];[.M126];[.O126])" office:value-type="float" office:value="78.6" calcext:value-type="float">
            <text:p>78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sh, Ste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l, Raja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ion, Shaw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ones, Jam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oudemire, Amar'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s2007</text:p>
          </table:table-cell>
          <table:table-cell office:value-type="string" calcext:value-type="string">
            <text:p>suns</text:p>
          </table:table-cell>
          <table:table-cell office:value-type="float" office:value="2007" calcext:value-type="float">
            <text:p>200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AVERAGE([.G127];[.I127];[.K127];[.M127];[.O127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sh, Stev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ell, Raj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aw, Bori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oudamire, Amar'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'Neal, Shaquille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s2008</text:p>
          </table:table-cell>
          <table:table-cell office:value-type="string" calcext:value-type="string">
            <text:p>suns</text:p>
          </table:table-cell>
          <table:table-cell office:value-type="float" office:value="2008" calcext:value-type="float">
            <text:p>200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formula="of:=AVERAGE([.G128];[.I128];[.K128];[.M128];[.O128])" office:value-type="float" office:value="80.2" calcext:value-type="float">
            <text:p>80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sh, Ste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arnes, Mat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ll, Gran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oudamire, Amar'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'Neal, Shaquille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s2009</text:p>
          </table:table-cell>
          <table:table-cell office:value-type="string" calcext:value-type="string">
            <text:p>suns</text:p>
          </table:table-cell>
          <table:table-cell office:value-type="float" office:value="2009" calcext:value-type="float">
            <text:p>200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AVERAGE([.G129];[.I129];[.K129];[.M129];[.O129])" office:value-type="float" office:value="79.6" calcext:value-type="float">
            <text:p>79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sh, Stev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Jas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ll, Gran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oudamire, Amar'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llins, Jarro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ns2010</text:p>
          </table:table-cell>
          <table:table-cell office:value-type="string" calcext:value-type="string">
            <text:p>suns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AVERAGE([.G130];[.I130];[.K130];[.M130];[.O130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sh, Stev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udley, Jar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ill, Gran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ye, Channi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pez, Robin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nder2006</text:p>
          </table:table-cell>
          <table:table-cell office:value-type="string" calcext:value-type="string">
            <text:p>thunder</text:p>
          </table:table-cell>
          <table:table-cell office:value-type="float" office:value="2006" calcext:value-type="float">
            <text:p>200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AVERAGE([.G131];[.I131];[.K131];[.M131];[.O131])" office:value-type="float" office:value="79.4" calcext:value-type="float">
            <text:p>79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idnour, Luk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len, Ra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ewis, Rashar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llison, Nick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ilcox, Ch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nder2007</text:p>
          </table:table-cell>
          <table:table-cell office:value-type="string" calcext:value-type="string">
            <text:p>thunder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formula="of:=AVERAGE([.G132];[.I132];[.K132];[.M132];[.O132])" office:value-type="float" office:value="79.8" calcext:value-type="float">
            <text:p>79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atson, Ear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een, Jeff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rant, Kev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ilcox, Chri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llison, Nic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nder2008</text:p>
          </table:table-cell>
          <table:table-cell office:value-type="string" calcext:value-type="string">
            <text:p>thunder</text:p>
          </table:table-cell>
          <table:table-cell office:value-type="float" office:value="2008" calcext:value-type="float">
            <text:p>200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AVERAGE([.G133];[.I133];[.K133];[.M133];[.O133])" office:value-type="float" office:value="80.6" calcext:value-type="float">
            <text:p>80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stbrook. Russe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ant, Kev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llison, Nick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een, Jef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rstic, Nenad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nder2009</text:p>
          </table:table-cell>
          <table:table-cell office:value-type="string" calcext:value-type="string">
            <text:p>thunder</text:p>
          </table:table-cell>
          <table:table-cell office:value-type="float" office:value="2009" calcext:value-type="float">
            <text:p>2009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AVERAGE([.G134];[.I134];[.K134];[.M134];[.O134])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stbrook. Russe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folosha, Thab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rant, Kevi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een, Jef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rstic, Nenad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under2010</text:p>
          </table:table-cell>
          <table:table-cell office:value-type="string" calcext:value-type="string">
            <text:p>thunder</text:p>
          </table:table-cell>
          <table:table-cell office:value-type="float" office:value="2010" calcext:value-type="float">
            <text:p>201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formula="of:=AVERAGE([.G135];[.I135];[.K135];[.M135];[.O135])" office:value-type="float" office:value="79.8" calcext:value-type="float">
            <text:p>79.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estbrook. Russe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folosha, Thab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rant, Kevi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baka, Ser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rkins, Kendrick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berwolves2006</text:p>
          </table:table-cell>
          <table:table-cell office:value-type="string" calcext:value-type="string">
            <text:p>timberwolves</text:p>
          </table:table-cell>
          <table:table-cell office:value-type="float" office:value="2006" calcext:value-type="float">
            <text:p>2006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AVERAGE([.G136];[.I136];[.K136];[.M136];[.O136])" office:value-type="float" office:value="79.2" calcext:value-type="float">
            <text:p>79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ame, Mik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assel, Trent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, Rick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arnett, Kev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ount, Mark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berwolves2007</text:p>
          </table:table-cell>
          <table:table-cell office:value-type="string" calcext:value-type="string">
            <text:p>timberwolves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AVERAGE([.G137];[.I137];[.K137];[.M137];[.O137])" office:value-type="float" office:value="78.2" calcext:value-type="float">
            <text:p>78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lfair, Sebastia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ric, Mark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rewer, Core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es, Ry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fferson, A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berwolves2008</text:p>
          </table:table-cell>
          <table:table-cell office:value-type="string" calcext:value-type="string">
            <text:p>timberwolves</text:p>
          </table:table-cell>
          <table:table-cell office:value-type="float" office:value="2008" calcext:value-type="float">
            <text:p>200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formula="of:=AVERAGE([.G138];[.I138];[.K138];[.M138];[.O138])" office:value-type="float" office:value="77.8" calcext:value-type="float">
            <text:p>77.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lfair, Sebastia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ye, Rand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ller, Mik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es, Ry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fferson, A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berwolves2009</text:p>
          </table:table-cell>
          <table:table-cell office:value-type="string" calcext:value-type="string">
            <text:p>timberwolves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formula="of:=AVERAGE([.G139];[.I139];[.K139];[.M139];[.O139])" office:value-type="float" office:value="78.4" calcext:value-type="float">
            <text:p>78.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lynn, Jonn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rewer, Core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ilkins, Dami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mes, Ry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Jefferson, Al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mberwolves2010</text:p>
          </table:table-cell>
          <table:table-cell office:value-type="string" calcext:value-type="string">
            <text:p>timberwolves</text:p>
          </table:table-cell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formula="of:=AVERAGE([.G140];[.I140];[.K140];[.M140];[.O140])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idnour, Luk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ohnson, Wesle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asley, Miche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ve, Ky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ilicic, Darko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riors2006</text:p>
          </table:table-cell>
          <table:table-cell office:value-type="string" calcext:value-type="string">
            <text:p>warriors</text:p>
          </table:table-cell>
          <table:table-cell office:value-type="float" office:value="2006" calcext:value-type="float">
            <text:p>200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AVERAGE([.G141];[.I141];[.K141];[.M141];[.O141])" office:value-type="float" office:value="78.2" calcext:value-type="float">
            <text:p>78.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vis, Bar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lis, Monta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chardson, Jas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ckson, Steph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edrins, Andris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riors2007</text:p>
          </table:table-cell>
          <table:table-cell office:value-type="string" calcext:value-type="string">
            <text:p>warriors</text:p>
          </table:table-cell>
          <table:table-cell office:value-type="float" office:value="2007" calcext:value-type="float">
            <text:p>200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formula="of:=AVERAGE([.G142];[.K142];[.M142];[.O142])" office:value-type="float" office:value="79.25" calcext:value-type="float">
            <text:p>79.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vis, Bar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lis, Mont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ckson, Steph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rrington, A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edrins, And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riors2008</text:p>
          </table:table-cell>
          <table:table-cell office:value-type="string" calcext:value-type="string">
            <text:p>warriors</text:p>
          </table:table-cell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table:formula="of:=AVERAGE([.G143];[.I143];[.K143];[.M143];[.O143])" office:value-type="float" office:value="79.4" calcext:value-type="float">
            <text:p>79.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lis, Mon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zubuike, Kelenn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ckson, Steph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uriaf, Ronn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edrins, And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riors2009</text:p>
          </table:table-cell>
          <table:table-cell office:value-type="string" calcext:value-type="string">
            <text:p>warriors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AVERAGE([.G144];[.I144];[.K144];[.M144];[.O144])" office:value-type="float" office:value="77.6" calcext:value-type="float">
            <text:p>77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urry, Steph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lis, Mont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rrow, Anthony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ggette, Corey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edrins, And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rriors2010</text:p>
          </table:table-cell>
          <table:table-cell office:value-type="string" calcext:value-type="string">
            <text:p>warriors</text:p>
          </table:table-cell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AVERAGE([.G145];[.I145];[.K145];[.M145];[.O145])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urry, Steph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llis, Mont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right, Dorel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ee, Davi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iedrins, Andri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zards2006</text:p>
          </table:table-cell>
          <table:table-cell office:value-type="string" calcext:value-type="string">
            <text:p>wizards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([.G146];[.I146];[.K146];[.M146];[.O146])" office:value-type="float" office:value="78.6" calcext:value-type="float">
            <text:p>78.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niels, Antoni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evenson, DeShaw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yes, Jarvi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ison, Antaw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omas, Eta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zards2007</text:p>
          </table:table-cell>
          <table:table-cell office:value-type="string" calcext:value-type="string">
            <text:p>wizards</text:p>
          </table:table-cell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formula="of:=AVERAGE([.G147];[.I147];[.K147];[.M147];[.O147])" office:value-type="float" office:value="79.2" calcext:value-type="float">
            <text:p>79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niels, Antonio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evenson, DeShaw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tler, Caro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ison, Antaw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ywood, Brendan</text:p>
          </table:table-cell>
          <table:table-cell table:style-name="ce2" office:value-type="string" calcext:value-type="string">
            <text:p>y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zards2008</text:p>
          </table:table-cell>
          <table:table-cell office:value-type="string" calcext:value-type="string">
            <text:p>wizards</text:p>
          </table:table-cell>
          <table:table-cell office:value-type="float" office:value="2008" calcext:value-type="float">
            <text:p>2008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AVERAGE([.G148];[.I148];[.K148];[.M148];[.O148])" office:value-type="float" office:value="80.8" calcext:value-type="float">
            <text:p>80.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utler, Car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cGuire, Domin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Jamison, Antaw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atche, Andra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ongalia, Darius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zards2009</text:p>
          </table:table-cell>
          <table:table-cell office:value-type="string" calcext:value-type="string">
            <text:p>wizards</text:p>
          </table:table-cell>
          <table:table-cell office:value-type="float" office:value="2009" calcext:value-type="float">
            <text:p>2009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formula="of:=AVERAGE([.G149];[.I149];[.K149];[.M149];[.O149])" office:value-type="float" office:value="78.6" calcext:value-type="float">
            <text:p>78.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enas, Gilber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oye, Randy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oung, Nick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ller, Mik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atche, Andray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zards2010</text:p>
          </table:table-cell>
          <table:table-cell office:value-type="string" calcext:value-type="string">
            <text:p>wizards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AVERAGE([.G150];[.I150];[.K150];[.M150];[.O150])" office:value-type="float" office:value="80.4" calcext:value-type="float">
            <text:p>80.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Wall, Joh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Young,Nick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latche, Andra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oker, Trevo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cGee, JaVale</text:p>
          </table:table-cell>
          <table:table-cell table:style-name="ce2" office:value-type="string" calcext:value-type="string">
            <text:p>no</text:p>
          </table:table-cell>
          <table:table-cell table:number-columns-repeated="1007"/>
        </table:table-row>
        <table:table-row table:style-name="ro1" table:number-rows-repeated="146">
          <table:table-cell table:style-name="Default" table:number-columns-repeated="1024"/>
        </table:table-row>
        <table:table-row table:style-name="ro1" table:number-rows-repeated="5">
          <table:table-cell table:number-columns-repeated="16"/>
          <table:table-cell table:style-name="ce2"/>
          <table:table-cell table:number-columns-repeated="1007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9:59:33.52637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Gary Miller</meta:initial-creator>
    <meta:creation-date>2016-12-05T21:26:44Z</meta:creation-date>
    <dc:date>2016-12-07T20:46:28.053746581</dc:date>
    <meta:editing-cycles>9</meta:editing-cycles>
    <meta:editing-duration>PT2H9M9S</meta:editing-duration>
    <meta:document-statistic meta:table-count="1" meta:cell-count="2550" meta:object-count="0"/>
  </office:meta>
</office:document-meta>
</file>